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4.25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163cm" fo:min-width="3.0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69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58cm" fo:min-width="3.69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4.45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58cm" fo:min-width="4.45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9cm" fo:min-width="1.40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117cm" fo:min-width="9.66cm"/>
    </style:style>
    <style:style style:name="gr11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117cm" fo:min-width="8.898cm"/>
    </style:style>
    <style:style style:name="gr12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117cm" fo:min-width="6.9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57cm" svg:height="1.276cm" svg:x="11.16cm" svg:y="0.619cm">
          <draw:text-box>
            <text:p><text:span text:style-name="T1">Da</text:span><text:span text:style-name="T1">ta </text:span><text:span text:style-name="T1">Flo</text:span><text:span text:style-name="T1">w</text:span></text:p>
          </draw:text-box>
        </draw:frame>
        <draw:custom-shape draw:style-name="gr2" draw:text-style-name="P3" draw:layer="layout" svg:width="1.524cm" svg:height="0.889cm" svg:x="1.562cm" svg:y="13.573cm">
          <text:p text:style-name="P2"><text:span text:style-name="T2">Vend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2.413cm" svg:x="0.673cm" svg:y="9.128cm">
          <text:p text:style-name="P2"><text:span text:style-name="T2">Download and </text:span><text:span text:style-name="T2"><text:line-break/></text:span><text:span text:style-name="T2">parse GTFS </text:span><text:span text:style-name="T2"><text:line-break/></text:span><text:span text:style-name="T2">Static Files from </text:span><text:span text:style-name="T2"><text:line-break/></text:span><text:span text:style-name="T2">Ven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5.191cm">
          <text:p text:style-name="P2"><text:span text:style-name="T2">Build a Rtree </text:span><text:span text:style-name="T2"><text:line-break/></text:span><text:span text:style-name="T2">for the path lo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8.377cm">
          <text:p text:style-name="P2"><text:span text:style-name="T2">Combine the stop times </text:span><text:span text:style-name="T2"><text:line-break/></text:span><text:span text:style-name="T2">for every trip into </text:span><text:span text:style-name="T2"><text:line-break/></text:span><text:span text:style-name="T2">one stop sche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11.444cm">
          <text:p text:style-name="P2"><text:span text:style-name="T2">Parse the stop lo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14.684cm">
          <text:p text:style-name="P2"><text:span text:style-name="T2">Combine the route and </text:span><text:span text:style-name="T2"><text:line-break/></text:span><text:span text:style-name="T2">trip details into one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4.556cm">
          <text:p text:style-name="P2"><text:span text:style-name="T2">Path Tree Aggreg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7.75cm">
          <text:p text:style-name="P2"><text:span text:style-name="T2">Schedules Aggreg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10.844cm">
          <text:p text:style-name="P2"><text:span text:style-name="T2">Stop Location Aggreg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14.084cm">
          <text:p text:style-name="P2"><text:span text:style-name="T2">Trip Details Aggreg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778cm" svg:x="19.194cm" svg:y="14.716cm">
          <text:p text:style-name="P2"><text:span text:style-name="T2">Compute the closest location </text:span><text:span text:style-name="T2"><text:line-break/></text:span><text:span text:style-name="T2">in a path for every stop </text:span><text:span text:style-name="T2"><text:line-break/></text:span><text:span text:style-name="T2">location for faster querying </text:span><text:span text:style-name="T2"><text:line-break/></text:span><text:span text:style-name="T2">by the microser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778cm" svg:x="19.194cm" svg:y="8.282cm">
          <text:p text:style-name="P2"><text:span text:style-name="T2">Migrate the schedules data </text:span><text:span text:style-name="T2"><text:line-break/></text:span><text:span text:style-name="T2">from previous database </text:span><text:span text:style-name="T2"><text:line-break/></text:span><text:span text:style-name="T2">to current data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778cm" svg:x="19.194cm" svg:y="11.349cm">
          <text:p text:style-name="P2"><text:span text:style-name="T2">Migrate the stop locations data</text:span><text:span text:style-name="T2"><text:line-break/></text:span><text:span text:style-name="T2"> from the previous database </text:span><text:span text:style-name="T2"><text:line-break/></text:span><text:span text:style-name="T2">to the current data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1.778cm" svg:x="19.067cm" svg:y="5.064cm">
          <text:p text:style-name="P2"><text:span text:style-name="T2">Migrate the path trees </text:span><text:span text:style-name="T2"><text:line-break/></text:span><text:span text:style-name="T2">to new 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53cm" svg:height="0.608cm" svg:x="19.194cm" svg:y="14.081cm">
          <text:p text:style-name="P2"><text:span text:style-name="T2">Trip Schedules Aggreg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53cm" svg:height="0.608cm" svg:x="19.194cm" svg:y="7.655cm">
          <text:p text:style-name="P2"><text:span text:style-name="T2">Database Copi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53cm" svg:height="0.608cm" svg:x="19.194cm" svg:y="10.749cm">
          <text:p text:style-name="P2"><text:span text:style-name="T2">Database Copi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53cm" svg:height="0.608cm" svg:x="19.067cm" svg:y="4.464cm">
          <text:p text:style-name="P2"><text:span text:style-name="T2">Database Copie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05cm" svg:height="2.159cm" svg:x="14.678cm" svg:y="9.382cm">
          <text:p text:style-name="P2"><text:span text:style-name="T3">Processed</text:span><text:span text:style-name="T3"><text:line-break/></text:span><text:span text:style-name="T3">Data</text:span><text:span text:style-name="T3"><text:line-break/></text:span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4" draw:layer="layout" svg:width="1.905cm" svg:height="2.159cm" svg:x="25.092cm" svg:y="9.128cm">
          <text:p text:style-name="P2"><text:span text:style-name="T3">Clean Data</text:span><text:span text:style-name="T3"><text:line-break/></text:span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4" draw:layer="layout" svg:width="1.905cm" svg:height="2.159cm" svg:x="4.902cm" svg:y="9.382cm">
          <text:p text:style-name="P2"><text:span text:style-name="T3">Raw Data</text:span><text:span text:style-name="T3"><text:line-break/></text:span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9" draw:text-style-name="P5" draw:layer="layout" svg:x1="12.9cm" svg:y1="5.826cm" svg:x2="15.059cm" svg:y2="8.874cm">
          <text:p/>
        </draw:line>
        <draw:line draw:style-name="gr9" draw:text-style-name="P5" draw:layer="layout" svg:x1="12.9cm" svg:y1="9.001cm" svg:x2="14.297cm" svg:y2="10.271cm">
          <text:p/>
        </draw:line>
        <draw:line draw:style-name="gr9" draw:text-style-name="P5" draw:layer="layout" svg:x1="12.9cm" svg:y1="12.176cm" svg:x2="14.297cm" svg:y2="10.906cm">
          <text:p/>
        </draw:line>
        <draw:line draw:style-name="gr9" draw:text-style-name="P5" draw:layer="layout" svg:x1="12.9cm" svg:y1="15.224cm" svg:x2="15.059cm" svg:y2="12.303cm">
          <text:p/>
        </draw:line>
        <draw:line draw:style-name="gr9" draw:text-style-name="P5" draw:layer="layout" svg:x1="16.583cm" svg:y1="10.398cm" svg:x2="18.996cm" svg:y2="8.874cm">
          <text:p/>
        </draw:line>
        <draw:line draw:style-name="gr9" draw:text-style-name="P5" draw:layer="layout" svg:x1="16.583cm" svg:y1="10.398cm" svg:x2="18.869cm" svg:y2="12.049cm">
          <text:p/>
        </draw:line>
        <draw:line draw:style-name="gr9" draw:text-style-name="P5" draw:layer="layout" svg:x1="16.651cm" svg:y1="10.525cm" svg:x2="18.996cm" svg:y2="15.097cm">
          <text:p/>
        </draw:line>
        <draw:line draw:style-name="gr9" draw:text-style-name="P5" draw:layer="layout" svg:x1="16.583cm" svg:y1="10.398cm" svg:x2="18.869cm" svg:y2="5.572cm">
          <text:p/>
        </draw:line>
        <draw:line draw:style-name="gr9" draw:text-style-name="P5" draw:layer="layout" svg:x1="24.076cm" svg:y1="5.699cm" svg:x2="25.854cm" svg:y2="8.874cm">
          <text:p/>
        </draw:line>
        <draw:line draw:style-name="gr9" draw:text-style-name="P5" draw:layer="layout" svg:x1="24.203cm" svg:y1="8.747cm" svg:x2="24.838cm" svg:y2="9.382cm">
          <text:p/>
        </draw:line>
        <draw:line draw:style-name="gr9" draw:text-style-name="P5" draw:layer="layout" svg:x1="24.076cm" svg:y1="12.049cm" svg:x2="24.965cm" svg:y2="11.16cm">
          <text:p/>
        </draw:line>
        <draw:line draw:style-name="gr9" draw:text-style-name="P5" draw:layer="layout" svg:x1="24.203cm" svg:y1="15.224cm" svg:x2="25.981cm" svg:y2="12.049cm">
          <text:p/>
        </draw:line>
        <draw:line draw:style-name="gr9" draw:text-style-name="P5" draw:layer="layout" svg:x1="6.804cm" svg:y1="10.398cm" svg:x2="8.455cm" svg:y2="9.001cm">
          <text:p/>
        </draw:line>
        <draw:line draw:style-name="gr9" draw:text-style-name="P5" draw:layer="layout" svg:x1="6.804cm" svg:y1="10.398cm" svg:x2="8.455cm" svg:y2="12.176cm">
          <text:p/>
        </draw:line>
        <draw:line draw:style-name="gr9" draw:text-style-name="P5" draw:layer="layout" svg:x1="6.804cm" svg:y1="10.525cm" svg:x2="8.455cm" svg:y2="5.826cm">
          <text:p/>
        </draw:line>
        <draw:line draw:style-name="gr9" draw:text-style-name="P5" draw:layer="layout" svg:x1="6.842cm" svg:y1="10.525cm" svg:x2="8.455cm" svg:y2="15.097cm">
          <text:p/>
        </draw:line>
        <draw:line draw:style-name="gr9" draw:text-style-name="P5" draw:layer="layout" svg:x1="2.324cm" svg:y1="13.573cm" svg:x2="2.324cm" svg:y2="11.541cm">
          <text:p/>
        </draw:line>
        <draw:line draw:style-name="gr9" draw:text-style-name="P5" draw:layer="layout" svg:x1="4.175cm" svg:y1="10.398cm" svg:x2="5.064cm" svg:y2="10.398cm">
          <text:p/>
        </draw:line>
        <draw:custom-shape draw:style-name="gr10" draw:text-style-name="P5" draw:layer="layout" svg:width="10.16cm" svg:height="15.367cm" svg:x="17.383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5.191cm">
          <text:p text:style-name="P2"><text:span text:style-name="T2">Build a Rtree </text:span><text:span text:style-name="T2"><text:line-break/></text:span><text:span text:style-name="T2">for the path lo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8.377cm">
          <text:p text:style-name="P2"><text:span text:style-name="T2">Combine the stop times </text:span><text:span text:style-name="T2"><text:line-break/></text:span><text:span text:style-name="T2">for every trip into </text:span><text:span text:style-name="T2"><text:line-break/></text:span><text:span text:style-name="T2">one stop sche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11.444cm">
          <text:p text:style-name="P2"><text:span text:style-name="T2">Parse the stop lo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1cm" svg:height="1.778cm" svg:x="8.747cm" svg:y="14.684cm">
          <text:p text:style-name="P2"><text:span text:style-name="T2">Combine the route and </text:span><text:span text:style-name="T2"><text:line-break/></text:span><text:span text:style-name="T2">trip details into one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4.556cm">
          <text:p text:style-name="P2"><text:span text:style-name="T2">Path Tree Aggreg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7.75cm">
          <text:p text:style-name="P2"><text:span text:style-name="T2">Schedules Aggreg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10.844cm">
          <text:p text:style-name="P2"><text:span text:style-name="T2">Stop Location Aggreg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0.608cm" svg:x="8.747cm" svg:y="14.084cm">
          <text:p text:style-name="P2"><text:span text:style-name="T2">Trip Details Aggreg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05cm" svg:height="2.159cm" svg:x="14.678cm" svg:y="9.382cm">
          <text:p text:style-name="P2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9" draw:text-style-name="P5" draw:layer="layout" svg:x1="12.9cm" svg:y1="5.826cm" svg:x2="15.059cm" svg:y2="8.874cm">
          <text:p/>
        </draw:line>
        <draw:line draw:style-name="gr9" draw:text-style-name="P5" draw:layer="layout" svg:x1="12.9cm" svg:y1="9.001cm" svg:x2="14.297cm" svg:y2="10.271cm">
          <text:p/>
        </draw:line>
        <draw:line draw:style-name="gr9" draw:text-style-name="P5" draw:layer="layout" svg:x1="12.9cm" svg:y1="12.176cm" svg:x2="14.297cm" svg:y2="10.906cm">
          <text:p/>
        </draw:line>
        <draw:line draw:style-name="gr9" draw:text-style-name="P5" draw:layer="layout" svg:x1="12.9cm" svg:y1="15.224cm" svg:x2="15.059cm" svg:y2="12.303cm">
          <text:p/>
        </draw:line>
        <draw:custom-shape draw:style-name="gr11" draw:text-style-name="P5" draw:layer="layout" svg:width="9.398cm" svg:height="15.367cm" svg:x="7.858cm" svg:y="2.5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493cm" svg:height="15.367cm" svg:x="0.238cm" svg:y="2.52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5.358cm" svg:height="0.878cm" svg:x="1.119cm" svg:y="2.778cm">
          <draw:text-box>
            <text:p><text:span text:style-name="T4">Ra</text:span><text:span text:style-name="T4">w </text:span><text:span text:style-name="T4">Dat</text:span><text:span text:style-name="T4">a </text:span><text:span text:style-name="T4">Coll</text:span><text:span text:style-name="T4">ect</text:span><text:span text:style-name="T4">or</text:span></text:p>
          </draw:text-box>
        </draw:frame>
        <draw:frame draw:style-name="gr13" draw:text-style-name="P6" draw:layer="layout" svg:width="7.208cm" svg:height="0.878cm" svg:x="8.719cm" svg:y="2.705cm">
          <draw:text-box>
            <text:p><text:span text:style-name="T4">Pre-processing </text:span><text:span text:style-name="T4">Aggregator</text:span></text:p>
          </draw:text-box>
        </draw:frame>
        <draw:frame draw:style-name="gr13" draw:text-style-name="P6" draw:layer="layout" svg:width="7.555cm" svg:height="0.878cm" svg:x="18.348cm" svg:y="2.705cm">
          <draw:text-box>
            <text:p><text:span text:style-name="T4">Final-</text:span><text:span text:style-name="T4">processi</text:span><text:span text:style-name="T4">ng </text:span><text:span text:style-name="T4">Aggregat</text:span><text:span text:style-name="T4">or</text:span></text:p>
          </draw:text-box>
        </draw:frame>
        <draw:frame draw:style-name="gr13" draw:text-style-name="P6" draw:layer="layout" svg:width="13.833cm" svg:height="1.199cm" svg:x="13.573cm" svg:y="19.923cm">
          <draw:text-box>
            <text:p><text:span text:style-name="T5">** Note that </text:span><text:span text:style-name="T5">arrows in </text:span><text:span text:style-name="T5">dashed </text:span><text:span text:style-name="T5">boxes </text:span><text:span text:style-name="T5">indicate the </text:span><text:span text:style-name="T5">direction of </text:span><text:span text:style-name="T5">data flow; </text:span><text:span text:style-name="T5"><text:line-break/></text:span><text:span text:style-name="T5"> <text:s text:c="2"/>A → B </text:span><text:span text:style-name="T5">means data </text:span><text:span text:style-name="T5">flows from A </text:span><text:span text:style-name="T5">to B.</text:span></text:p>
          </draw:text-box>
        </draw:frame>
        <draw:frame draw:style-name="gr14" draw:text-style-name="P6" draw:layer="layout" svg:width="3.556cm" svg:height="1.893cm" svg:x="3.286cm" svg:y="13.331cm">
          <draw:text-box>
            <text:p><text:span text:style-name="T3">Third party vendor </text:span><text:span text:style-name="T3">that publicly supplies </text:span><text:span text:style-name="T3">GTFS static files</text:span></text:p>
          </draw:text-box>
        </draw:frame>
        <draw:custom-shape draw:style-name="gr2" draw:text-style-name="P3" draw:layer="layout" svg:width="1.524cm" svg:height="0.889cm" svg:x="1cm" svg:y="18.526cm">
          <text:p text:style-name="P2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889cm" svg:x="25.892cm" svg:y="18.399cm">
          <text:p text:style-name="P2"><text:span text:style-name="T2">End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.524cm" svg:y1="18.907cm" svg:x2="25.892cm" svg:y2="18.907cm">
          <text:p/>
        </draw:line>
        <draw:frame draw:style-name="gr15" draw:text-style-name="P6" draw:layer="layout" svg:width="3.556cm" svg:height="0.607cm" svg:x="12.049cm" svg:y="18.3cm">
          <draw:text-box>
            <text:p><text:span text:style-name="T3">Path of Exec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23T23:00:25.672464057</dc:date>
    <meta:editing-duration>PT1H15M4S</meta:editing-duration>
    <meta:editing-cycles>28</meta:editing-cycles>
    <meta:generator>LibreOffice/6.0.6.2$Linux_X86_64 LibreOffice_project/0c292870b25a325b5ed35f6b45599d2ea4458e77</meta:generator>
    <meta:document-statistic meta:object-count="65"/>
  </office:meta>
</office:document-meta>
</file>